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arial" svg:font-family="arial, sans-serif"/>
    <style:font-face style:name="Ubuntu Mono" svg:font-family="'Ubuntu Mono'"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fo:language="fr" fo:country="FR"/>
    </style:style>
    <style:style style:name="P2" style:family="paragraph" style:parent-style-name="Standard" style:list-style-name="L1">
      <style:text-properties style:font-name="Ubuntu" fo:language="fr" fo:country="FR"/>
    </style:style>
    <style:style style:name="P3" style:family="paragraph" style:parent-style-name="Text_20_body">
      <style:text-properties style:font-name="Ubuntu"/>
    </style:style>
    <style:style style:name="P4" style:family="paragraph" style:parent-style-name="Heading_20_3">
      <style:text-properties style:font-name="Ubuntu" fo:language="fr" fo:country="FR"/>
    </style:style>
    <style:style style:name="P5" style:family="paragraph" style:parent-style-name="Heading_20_1">
      <style:text-properties style:font-name="Ubuntu" fo:language="fr" fo:country="FR"/>
    </style:style>
    <style:style style:name="P6" style:family="paragraph" style:parent-style-name="Heading_20_1">
      <style:text-properties style:font-name="Ubuntu" fo:font-size="14pt" fo:font-weight="bold" style:font-size-asian="14pt" style:font-weight-asian="bold" style:font-size-complex="14pt" style:font-weight-complex="bold"/>
    </style:style>
    <style:style style:name="P7" style:family="paragraph" style:parent-style-name="Heading_20_5">
      <style:text-properties style:font-name="Ubuntu" fo:language="fr" fo:country="FR"/>
    </style:style>
    <style:style style:name="P8" style:family="paragraph" style:parent-style-name="Heading_20_2">
      <style:text-properties style:font-name="Ubuntu"/>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fo:font-size="12pt" fo:language="fr" fo:country="FR" fo:font-style="normal" fo:font-weight="normal" style:font-size-asian="12pt" style:font-style-asian="normal" style:font-weight-asian="normal" style:font-size-complex="12pt" style:font-style-complex="normal" style:font-weight-complex="normal"/>
    </style:style>
    <style:style style:name="T3" style:family="text">
      <style:text-properties fo:language="fr" fo:country="FR" fo:font-style="normal" fo:font-weight="normal" style:font-style-asian="normal" style:font-weight-asian="normal" style:font-style-complex="normal" style:font-weight-complex="normal"/>
    </style:style>
    <style:style style:name="T4" style:family="text">
      <style:text-properties fo:language="fr" fo:country="FR" fo:font-style="normal" style:font-style-asian="normal" style:font-style-complex="normal"/>
    </style:style>
    <style:style style:name="T5" style:family="text">
      <style:text-properties style:font-name="Ubuntu Mono" fo:font-size="12pt" fo:language="fr" fo:country="FR" fo:font-style="normal" fo:font-weight="normal" style:font-size-asian="12pt" style:font-style-asian="normal" style:font-weight-asian="normal" style:font-size-complex="12pt" style:font-style-complex="normal" style:font-weight-complex="normal"/>
    </style:style>
    <style:style style:name="T6" style:family="text">
      <style:text-properties style:font-name="Ubuntu" fo:font-size="12pt" fo:language="fr" fo:country="FR" fo:font-style="normal"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Rapport Phase 1 du Projet Java</text:h>
      <text:h text:style-name="P8" text:outline-level="2"><text:span text:style-name="T2">Adrien Husson et Marc Beunardeau</text:span></text:h>
      <text:p text:style-name="Text_20_body"><text:span text:style-name="T6">Rapport de Adrien Husson</text:span></text:p>
      <text:h text:style-name="P6" text:outline-level="1"><text:span text:style-name="T4">README</text:span></text:h>
      <text:p text:style-name="P3"><text:span text:style-name="T2">Pour compiler et lancer le projet, exécuter </text:span><text:span text:style-name="T5">build.sh</text:span></text:p>
      <text:h text:style-name="P4" text:outline-level="3">Répartition des tâches </text:h>
      <text:p text:style-name="P1">Je me suis occupé de la communication contrôleur-simulateur et de l'interface graphique et Marc s'est occupé des trajectoires, des planes et de l'objet globalData.</text:p>
      <text:h text:style-name="P4" text:outline-level="3">Choix de design pour ma partie</text:h>
      <text:h text:style-name="P7" text:outline-level="5">Communication asynchrone</text:h>
      <text:p text:style-name="P1">Le contrôleur et le simulateur communiquent au moyen de deux files :</text:p>
      <text:list xml:id="list1643541411" text:style-name="L1">
        <text:list-item>
          <text:p text:style-name="P2">Le contrôleur bloque sur sa file et ne se réveille que lorsqu'il a une décision à prendre.</text:p>
        </text:list-item>
        <text:list-item>
          <text:p text:style-name="P2">Le simulateur met à jour le monde toutes les 30 millisecondes et inspecte le sommet de sa file de façon non-bloquante.</text:p>
        </text:list-item>
      </text:list>
      <text:p text:style-name="P1"/>
      <text:p text:style-name="P1">J'ai fait ce choix pour éviter que le contrôleur tourne à vide ou qu'il faille le réveiller manuellement lorsque des données sont à nouveau disponible.</text:p>
      <text:h text:style-name="P7" text:outline-level="5">Nombre de files asynchrones</text:h>
      <text:p text:style-name="P1">Toutes les requêtes dans un sens passent par une seule file. Chacune est encapsulée dans un objet Runnable qui override en plus sa méthode toString qui permet de l'inspecter et de décider si elle doit être acceptée ou pas.</text:p>
      <text:h text:style-name="P7" text:outline-level="5">Contrôleurs</text:h>
      <text:p text:style-name="P1">Le contrôleur Controller est automatique et accepte les requêtes générées aléatoirement par le simulateur tandis que sa sous-classe GUIController nécessite l'intervention de l'utilisateur pour la plupart des choix.</text:p>
      <text:h text:style-name="P7" text:outline-level="5">Interface</text:h>
      <text:p text:style-name="P1">L'interface graphique possède un accès direct aux aéroports ; je pars du principe qu'ils ne sont jamais modifiés. Il faudrait implémenter leur collection différemment s'ils étaient modifiés par des threads.</text:p>
      <text:p text:style-name="P1"/>
      <text:p text:style-name="P1">Elle possède aussi un accès direct aux avions mais de façon synchronisée. Je considère que la carte est une représentation directe du monde (et pas “ce que voit le contrôleur”) et qu'un partage direct des données est acceptable. On pourrait vouloir ajouter des méthodes requestPosition/respondPosition et une collection d'avions au contrôleur pour que les avions qui cessent d'émettre deviennent immobiles (ou rouges, ou autre chose) sur la ca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arial" svg:font-family="arial, sans-serif"/>
    <style:font-face style:name="Ubuntu Mono" svg:font-family="'Ubuntu Mono'"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 </meta:initial-creator>
    <meta:creation-date>2013-04-06T20:27:28</meta:creation-date>
    <dc:date>2013-04-07T01:40:22</dc:date>
    <dc:creator>hp </dc:creator>
    <meta:editing-duration>PT4H57M44S</meta:editing-duration>
    <meta:editing-cycles>5</meta:editing-cycles>
    <meta:generator>LibreOffice/3.5$Linux_X86_64 LibreOffice_project/350m1$Build-2</meta:generator>
    <meta:document-statistic meta:table-count="0" meta:image-count="0" meta:object-count="0" meta:page-count="1" meta:paragraph-count="20" meta:word-count="307" meta:character-count="1949" meta:non-whitespace-character-count="1663"/>
  </office:meta>
</office:document-meta>
</file>